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c2ff" officeooo:paragraph-rsid="001dc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mediate Interactable: Delegates Caller.</text:p>
      <text:p text:style-name="P1">Player is responsible for his own interactions. </text:p>
      <text:p text:style-name="P1"/>
      <text:p text:style-name="P1">Everything else, lets the Interactable be responsible for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ar" style:country-complex="JO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2:07:54.721292553</meta:creation-date>
    <dc:date>2019-03-21T12:10:59.526843661</dc:date>
    <meta:editing-duration>PT3M5S</meta:editing-duration>
    <meta:editing-cycles>1</meta:editing-cycles>
    <meta:document-statistic meta:table-count="0" meta:image-count="0" meta:object-count="0" meta:page-count="1" meta:paragraph-count="3" meta:word-count="20" meta:character-count="157" meta:non-whitespace-character-count="139"/>
    <meta:generator>LibreOffice/6.0.7.3$Linux_X86_64 LibreOffice_project/00m0$Build-3</meta:generator>
  </office:meta>
</office:document-meta>
</file>